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Shabnam" svg:font-family="Shabna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 style:writing-mode="rl-tb"/>
      <style:text-properties fo:font-size="10pt" officeooo:rsid="0019d7ab" officeooo:paragraph-rsid="0019d7ab" style:font-size-asian="10pt" style:font-name-complex="Shabnam" style:font-size-complex="10pt"/>
    </style:style>
    <style:style style:name="P2" style:family="paragraph" style:parent-style-name="Standard">
      <style:paragraph-properties fo:text-align="end" style:justify-single-word="false" style:writing-mode="rl-tb"/>
      <style:text-properties fo:font-size="16pt" officeooo:rsid="0014540e" officeooo:paragraph-rsid="0014540e" style:font-size-asian="16pt" style:font-name-complex="Shabnam" style:font-size-complex="16pt"/>
    </style:style>
    <style:style style:name="P3" style:family="paragraph" style:parent-style-name="Standard">
      <style:paragraph-properties fo:text-align="end" style:justify-single-word="false" style:writing-mode="rl-tb"/>
      <style:text-properties fo:font-size="16pt" officeooo:rsid="0019d7ab" officeooo:paragraph-rsid="0019d7ab" style:font-size-asian="16pt" style:font-name-complex="Shabnam" style:font-size-complex="16pt"/>
    </style:style>
    <style:style style:name="P4" style:family="paragraph" style:parent-style-name="Standard">
      <style:paragraph-properties fo:text-align="end" style:justify-single-word="false" style:writing-mode="rl-tb"/>
      <style:text-properties fo:font-size="16pt" fo:font-weight="bold" officeooo:rsid="0014540e" officeooo:paragraph-rsid="0014540e" style:font-size-asian="16pt" style:font-weight-asian="bold" style:font-name-complex="Shabnam" style:font-size-complex="16pt" style:font-weight-complex="bold"/>
    </style:style>
    <style:style style:name="P5" style:family="paragraph" style:parent-style-name="Standard">
      <style:paragraph-properties fo:text-align="end" style:justify-single-word="false" style:writing-mode="rl-tb"/>
      <style:text-properties fo:font-size="12pt" officeooo:rsid="0014540e" officeooo:paragraph-rsid="0014540e" style:font-size-asian="10.5pt" style:font-name-complex="Shabnam" style:font-size-complex="12pt"/>
    </style:style>
    <style:style style:name="T1" style:family="text">
      <style:text-properties officeooo:rsid="00174015"/>
    </style:style>
    <style:style style:name="T2" style:family="text">
      <style:text-properties style:text-position="super 58%" officeooo:rsid="00174015"/>
    </style:style>
    <style:style style:name="T3" style:family="text">
      <style:text-properties fo:font-weight="bold" officeooo:rsid="00174015" style:font-weight-asian="bold" style:font-weight-complex="bold"/>
    </style:style>
    <style:style style:name="T4" style:family="text">
      <style:text-properties fo:font-weight="bold" officeooo:rsid="001b1b27" style:font-weight-asian="bold" style:font-weight-complex="bold"/>
    </style:style>
    <style:style style:name="T5" style:family="text">
      <style:text-properties fo:font-weight="normal" officeooo:rsid="00174015" style:font-weight-asian="normal" style:font-weight-complex="normal"/>
    </style:style>
    <style:style style:name="T6" style:family="text">
      <style:text-properties fo:font-weight="normal" officeooo:rsid="001b1b27" style:font-weight-asian="normal" style:font-weight-complex="normal"/>
    </style:style>
    <style:style style:name="T7" style:family="text">
      <style:text-properties fo:font-weight="normal" officeooo:rsid="001cb51c" style:font-weight-asian="normal" style:font-weight-complex="normal"/>
    </style:style>
    <style:style style:name="T8" style:family="text">
      <style:text-properties fo:font-weight="normal" officeooo:rsid="001d067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جواب تمرین‌های فصل ششم کتاب Han</text:p>
      <text:p text:style-name="P2"/>
      <text:p text:style-name="P2">امیر شبانی – ۹۴۱۳۰۸۸۰۲۱</text:p>
      <text:p text:style-name="P2"/>
      <text:p text:style-name="P5">۱. <text:span text:style-name="T1">طبق تعریف</text:span><text:span text:style-name="T2">۱</text:span><text:span text:style-name="T1"> در کتاب Han، مجموعه‌ی آیتمی (همچون X) را در مجموعه‌ی داده (همچون D) </text:span><text:span text:style-name="T3">بسته</text:span><text:span text:style-name="T5"> می‌نامیم، </text:span><text:span text:style-name="T6">که هیچ مجموعه‌ی بزرگ‌تر (که X زیرمجموعه‌ی آن باشد) وجود نداشته‌باشد که مقدار support آن برابر X باشد. پس اگر بدانیم مجموعه‌ای </text:span><text:span text:style-name="T4">پرتکرار</text:span><text:span text:style-name="T6"> و </text:span><text:span text:style-name="T4">بسته</text:span><text:span text:style-name="T6"> است، می‌توانیم بگوییم تمام زیرمجموعه‌های آن نیز پرتکرار هستند. یا به عبارت دیگر، با در اختیار داشتن همه‌ی مجموعه‌ی آیتم‌های پرتکرار و بسته‌ی یک مجموعه‌ی داده، برای اینکه پرتکرار بودن یا نبودن یک مجموعه‌ی آیتم دلخواه (همچون X) را بررسی کنیم، کافیست ببینیم آیا </text:span><text:span text:style-name="T7">X، زیرمجموعه‌ی حداقل یکی از مجموعه آیتم‌های پرتکرار و بسته هست یا خیر؛ اگر بود، پس X نیز پرتکرار است، در غیر این صورت، پرتکرار نیست. برای بدست آوردن مقدار support برای مجموعه‌ی آیتم X نیز باید بزرگ‌ترین مقدار support از بین مجموعه‌های پرتکرار و بسته در D که X زیرمجموعه‌ی آن‌ها هست را در نظر بگیریم. </text:span><text:span text:style-name="T8">همین الگوریتم را به زبان پایتون پیاده‌سازی کردم و در </text:span><text:a xlink:type="simple" xlink:href="https://github.com/amirashabani/University/blob/master/3981/Data%20Mining/is_frequent_find_support.py" text:style-name="Internet_20_link" text:visited-style-name="Visited_20_Internet_20_Link"><text:span text:style-name="T8">گیت‌هاب</text:span></text:a><text:span text:style-name="T8"> آپلود کردم.</text:span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Shabnam" svg:font-family="Shabna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 style:writing-mode="rl-tb"/>
      <style:text-properties fo:font-size="10pt" officeooo:rsid="0019d7ab" officeooo:paragraph-rsid="0019d7ab" style:font-size-asian="10pt" style:font-name-complex="Shabnam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۱. ویراست سوم، صفحه‌ی ۲۴۷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5:58:27.075946139</meta:creation-date>
    <dc:date>2019-10-29T17:54:26.477802482</dc:date>
    <meta:editing-duration>PT1H11M7S</meta:editing-duration>
    <meta:editing-cycles>6</meta:editing-cycles>
    <meta:generator>LibreOffice/6.2.8.2$Linux_X86_64 LibreOffice_project/20$Build-2</meta:generator>
    <meta:document-statistic meta:table-count="0" meta:image-count="0" meta:object-count="0" meta:page-count="1" meta:paragraph-count="4" meta:word-count="171" meta:character-count="922" meta:non-whitespace-character-count="754"/>
  </office:meta>
</office:document-meta>
</file>